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5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6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864.39</text:p>
          </table:table-cell>
          <table:table-cell office:value-type="string" calcext:value-type="string">
            <text:p>36124</text:p>
          </table:table-cell>
          <table:table-cell office:value-type="string" calcext:value-type="string">
            <text:p>141070</text:p>
          </table:table-cell>
          <table:table-cell table:number-columns-repeated="2"/>
          <table:table-cell office:value-type="string" calcext:value-type="string">
            <text:p>315058</text:p>
          </table:table-cell>
          <table:table-cell office:value-type="string" calcext:value-type="string">
            <text:p>36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10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740.75</text:p>
          </table:table-cell>
          <table:table-cell table:number-columns-repeated="5"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 table:number-rows-repeated="10480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.00.0000</text:date>, <text:time style:data-style-name="N2" text:time-value="16:27:09.69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2T16:30:20.890000000</dc:date>
    <meta:editing-duration>P10DT13H27M45S</meta:editing-duration>
    <meta:editing-cycles>4624</meta:editing-cycles>
    <meta:document-statistic meta:table-count="6" meta:cell-count="12721" meta:object-count="0"/>
    <meta:user-defined meta:name="qrichtext">1</meta:user-defined>
  </office:meta>
</office:document-meta>
</file>